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ewport News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6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">
            <text:p>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5">
            <text:p>5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21">
            <text:p>2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21">
            <text:p>2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10">
            <text:p>11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1">
            <text:p>2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32">
            <text:p>3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29">
            <text:p>629</text:p>
          </table:table-cell>
          <table:table-cell table:style-name="ce22" office:value-type="float" office:value="283">
            <text:p>28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2">
            <text:p>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8">
            <text:p>8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26">
            <text:p>26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20">
            <text:p>1720</text:p>
          </table:table-cell>
          <table:table-cell table:style-name="ce22" office:value-type="float" office:value="122">
            <text:p>12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17">
            <text:p>17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671">
            <text:p>4671</text:p>
          </table:table-cell>
          <table:table-cell table:style-name="ce22" office:value-type="float" office:value="672">
            <text:p>67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2">
            <text:p>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19">
            <text:p>619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56">
            <text:p>856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2">
            <text:p>1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8">
            <text:p>18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7">
            <text:p>117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35">
            <text:p>35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24">
            <text:p>1424</text:p>
          </table:table-cell>
          <table:table-cell table:style-name="ce22" office:value-type="float" office:value="43">
            <text:p>4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289">
            <text:p>3289</text:p>
          </table:table-cell>
          <table:table-cell table:style-name="ce22" office:value-type="float" office:value="228">
            <text:p>228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960">
            <text:p>7960</text:p>
          </table:table-cell>
          <table:table-cell table:style-name="ce22" office:value-type="float" office:value="900">
            <text:p>900</text:p>
          </table:table-cell>
          <table:table-cell table:number-columns-repeated="6"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